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ea5d1" officeooo:paragraph-rsid="000ea5d1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0ea5d1" officeooo:paragraph-rsid="000ea5d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ea5d1" officeooo:paragraph-rsid="000ea5d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13cf" officeooo:paragraph-rsid="001013c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officeooo:rsid="000ea5d1" officeooo:paragraph-rsid="000ea5d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013cf" officeooo:paragraph-rsid="001013c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013cf" officeooo:paragraph-rsid="0011958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19588" officeooo:paragraph-rsid="0011958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81d8" officeooo:paragraph-rsid="001481d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9588" officeooo:paragraph-rsid="0011958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013cf" officeooo:paragraph-rsid="001013c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19588" officeooo:paragraph-rsid="0011958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19588" officeooo:paragraph-rsid="0012915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37068" officeooo:paragraph-rsid="0013706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481d8" officeooo:paragraph-rsid="001481d8" style:font-weight-asian="normal" style:font-weight-complex="normal"/>
    </style:style>
    <style:style style:name="P1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7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1013cf" officeooo:paragraph-rsid="001013cf" fo:background-color="#ffffff" style:font-weight-asian="normal" style:font-weight-complex="normal"/>
    </style:style>
    <style:style style:name="T1" style:family="text">
      <style:text-properties officeooo:rsid="00119588"/>
    </style:style>
    <style:style style:name="T2" style:family="text">
      <style:text-properties officeooo:rsid="0012915a"/>
    </style:style>
    <style:style style:name="T3" style:family="text">
      <style:text-properties officeooo:rsid="00137068"/>
    </style:style>
    <style:style style:name="T4" style:family="text">
      <style:text-properties officeooo:rsid="00157694"/>
    </style:style>
    <style:style style:name="T5" style:family="text">
      <style:text-properties fo:color="#ff0000"/>
    </style:style>
    <style:style style:name="T6" style:family="text">
      <style:text-properties fo:color="#0451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undi 9 novembre 2020</text:p>
      <text:p text:style-name="P1"><text:tab/></text:p>
      <text:p text:style-name="P1"/>
      <text:p text:style-name="P1"/>
      <text:p text:style-name="P1">Cours numéro 5</text:p>
      <text:p text:style-name="P3"/>
      <text:p text:style-name="P1"/>
      <text:p text:style-name="P10">SéLECTEURS</text:p>
      <text:p text:style-name="P7"/>
      <text:p text:style-name="P7">Sélecteurs de base : </text:p>
      <text:p text:style-name="P4"><text:tab/>balise</text:p>
      <text:p text:style-name="P4"><text:tab/>class → . </text:p>
      <text:p text:style-name="P4"><text:tab/>id → #</text:p>
      <text:p text:style-name="P4"/>
      <text:p text:style-name="P6">Sélecteurs hiérarchiques :</text:p>
      <text:p text:style-name="P11"><text:tab/>a&gt;b : a parent de b</text:p>
      <text:p text:style-name="P11"><text:tab/>a+b : a et b frères et sœurs adjacents </text:p>
      <text:p text:style-name="P11"><text:tab/>anb : a et b frères et sœurs non adjacents</text:p>
      <text:p text:style-name="P11"><text:tab/><text:span text:style-name="T1">a b : b est un descendant de a </text:span></text:p>
      <text:p text:style-name="P11"><text:tab/></text:p>
      <text:p text:style-name="P8">Sélecteurs d’attributs :</text:p>
      <text:p text:style-name="P12">son nom = sa valeur entre double cottes (‘’...’’)</text:p>
      <text:p text:style-name="P12"><text:tab/>&lt;z title = ‘’ ….’’ </text:p>
      <text:p text:style-name="P12"/>
      <text:p text:style-name="P12"/>
      <text:p text:style-name="P12"><text:tab/>[name] : tout élément ayant l’attribut name </text:p>
      <text:p text:style-name="P13"><text:tab/>[id * = tutu] : tout élément ayant l’attribut id contenant tutu</text:p>
      <text:p text:style-name="P13"><text:tab/><text:span text:style-name="T2">l’</text:span>* veut dire contenant, </text:p>
      <text:p text:style-name="P13"><text:tab/>le $ veut dire finissant par, </text:p>
      <text:p text:style-name="P13"><text:tab/>et ^ veut dire commencant par </text:p>
      <text:p text:style-name="P12"><text:tab/>* <text:span text:style-name="T3">$ ^ sont des expressions régulières</text:span></text:p>
      <text:p text:style-name="P12"><text:tab/></text:p>
      <text:p text:style-name="P8">Sélecteurs de pseudo class :</text:p>
      <text:p text:style-name="P12"/>
      <text:p text:style-name="P14">une pseudo class commence par deux points ( : ) </text:p>
      <text:p text:style-name="P14"/>
      <text:p text:style-name="P14"><text:tab/>:first-child, :first-of-type</text:p>
      <text:p text:style-name="P14"><text:tab/>:last-child </text:p>
      <text:p text:style-name="P14"><text:tab/>:nth-child(), nth-of-type()</text:p>
      <text:p text:style-name="P14"><text:tab/>:only-child</text:p>
      <text:p text:style-name="P12"><text:tab/></text:p>
      <text:p text:style-name="P9">Sélecteurs de pseudo éléments : </text:p>
      <text:p text:style-name="P15"/>
      <text:p text:style-name="P15">commence par deux fois deux points : :: </text:p>
      <text:p text:style-name="P15">par exemple : ::before </text:p>
      <text:p text:style-name="P15"><text:tab/><text:tab/>::h<text:span text:style-name="T4">over (quand la souris passe au dessus de tel ou tel éléments)</text:span></text:p>
      <text:p text:style-name="P15"><text:tab/></text:p>
      <text:p text:style-name="P4"><text:tab/></text:p>
      <text:p text:style-name="P17"><text:span text:style-name="T5">background</text:span>: radient-gradient(to <text:span text:style-name="T6">top</text:span>, <text:span text:style-name="T6">green</text:span>, <text:span text:style-name="T6">blue</text:span>, <text:span text:style-name="T6">yellow</text:span>);</text:p>
      <text:p text:style-name="P16"><text:span text:style-name="T5">background</text:span>: linear-gradient(to <text:span text:style-name="T6">top</text:span>,<text:span text:style-name="T6">cornsilk</text:span>, <text:span text:style-name="T6">red</text:span>, <text:span text:style-name="T6">orange</text:span>);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09:05:24.037108966</meta:creation-date>
    <dc:date>2020-11-09T09:59:35.870990853</dc:date>
    <meta:editing-duration>PT10M12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39" meta:word-count="176" meta:character-count="1021" meta:non-whitespace-character-count="838"/>
  </office:meta>
</office:document-meta>
</file>